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823cm" fo:min-width="1.73cm"/>
    </style:style>
    <style:style style:name="gr3" style:family="graphic" style:parent-style-name="standard">
      <style:graphic-properties draw:textarea-horizontal-align="justify" draw:textarea-vertical-align="middle" draw:auto-grow-height="false" fo:min-height="0.768cm" fo:min-width="1.288cm"/>
    </style:style>
    <style:style style:name="gr4" style:family="graphic" style:parent-style-name="standard">
      <style:graphic-properties draw:textarea-horizontal-align="justify" draw:textarea-vertical-align="middle" draw:auto-grow-height="false" fo:min-height="0.906cm" fo:min-width="2.196cm"/>
    </style:style>
    <style:style style:name="gr5" style:family="graphic" style:parent-style-name="standard">
      <style:graphic-properties draw:textarea-horizontal-align="justify" draw:textarea-vertical-align="middle" draw:auto-grow-height="false" fo:min-height="0.823cm" fo:min-width="4.344cm"/>
    </style:style>
    <style:style style:name="gr6" style:family="graphic" style:parent-style-name="standard">
      <style:graphic-properties draw:textarea-horizontal-align="justify" draw:textarea-vertical-align="middle" draw:auto-grow-height="false" fo:min-height="1.366cm" fo:min-width="4.228cm"/>
    </style:style>
    <style:style style:name="gr7" style:family="graphic" style:parent-style-name="standard">
      <style:graphic-properties draw:textarea-horizontal-align="justify" draw:textarea-vertical-align="middle" draw:auto-grow-height="false" fo:min-height="1.295cm" fo:min-width="4.624cm"/>
    </style:style>
    <style:style style:name="gr8" style:family="graphic" style:parent-style-name="objectwithoutfill">
      <style:graphic-properties draw:fill="none" draw:textarea-vertical-align="middl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outline1">
      <style:graphic-properties fo:min-height="5.9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Analysis of Social and Information Network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Chapter 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mophily and Reddit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eddit.com presents itself as a main hub for a plethora of topics, interests and information</text:p>
              </text:list-item>
              <text:list-item>
                <text:p>The comment authors are anonymous: no information is known about them other than their username</text:p>
              </text:list-item>
              <text:list-item>
                <text:p text:style-name="P3">However, the concept of a subreddit puts in homophily in motion:</text:p>
                <text:list>
                  <text:list-item>
                    <text:p text:style-name="P3">The creation of specific communities for specific topics will bring together users who share interest in these topics</text:p>
                  </text:list-item>
                  <text:list-item>
                    <text:p text:style-name="P3">Subreddits create more uniform user distributions in them</text:p>
                  </text:list-item>
                  <text:list-item>
                    <text:p text:style-name="P3">Still very diverse: the Internet is a very large place, with users from everywhere and with every possible intere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lection and Social Influen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ubreddits are a perfect example of user Selection</text:p>
                <text:list>
                  <text:list-item>
                    <text:p>A user can select which subreddits it wants to visit and subscribe to, thus creating a personalized social environment surrounded by users with similar tastes and interests</text:p>
                  </text:list-item>
                </text:list>
              </text:list-item>
              <text:list-item>
                <text:p>But Social Influence also plays a big roll on Reddit</text:p>
                <text:list>
                  <text:list-item>
                    <text:p>Reddit Hive Mind Thinking: overall, users tend to like and hate the same things</text:p>
                  </text:list-item>
                  <text:list-item>
                    <text:p>Scoring system only benefits popular opinions, which in turn get more popular; provides direct feedback of the popularity of a personal opinion</text:p>
                  </text:list-item>
                  <text:list-item>
                    <text:p>“Circlejerking”: A group discussion or activity between like-minded individuals that validates mutual biases or goals in a non-confrontational environmen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ffiliation in Subreddits</text:p>
          </draw:text-box>
        </draw:frame>
        <draw:frame presentation:style-name="pr5" draw:layer="layout" svg:width="25.5cm" svg:height="2.477cm" svg:x="1cm" svg:y="5.5cm" presentation:class="outline" presentation:user-transformed="true">
          <draw:text-box>
            <text:list text:style-name="L3">
              <text:list-header>
                <text:p text:style-name="P3">We can consider a graph of comment authors affiliated with the subreddits they post on</text:p>
              </text:list-header>
            </text:list>
          </draw:text-box>
        </draw:frame>
        <draw:custom-shape draw:style-name="gr2" draw:text-style-name="P5" draw:layer="layout" svg:width="3.152cm" svg:height="1.517cm" svg:x="5.797cm" svg:y="8.639cm">
          <text:p text:style-name="P5">kn0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3.152cm" svg:height="1.517cm" svg:x="5.877cm" svg:y="12.568cm">
          <text:p text:style-name="P5">Unid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28cm" svg:height="1.44cm" svg:x="6.267cm" svg:y="14.63cm">
          <text:p text:style-name="P5">Spe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812cm" svg:height="1.634cm" svg:x="5.489cm" svg:y="10.506cm">
          <text:p text:style-name="P5">GallowBo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6.848cm" svg:height="1.517cm" svg:x="3.874cm" svg:y="16.498cm">
          <text:p text:style-name="P5">AWildSketchAppea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4.902cm" svg:height="1.79cm" svg:x="18.015cm" svg:y="8.949cm">
          <text:p text:style-name="P5">r/Draw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4.902cm" svg:height="1.79cm" svg:x="18.015cm" svg:y="12.217cm">
          <text:p text:style-name="P5">r/cicleje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5.29cm" svg:height="1.711cm" svg:x="17.928cm" svg:y="15.726cm">
          <text:p text:style-name="P5">r/BirdsWithAr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8.795cm" svg:y1="13.152cm" svg:x2="17.928cm" svg:y2="16.537cm">
          <text:p/>
        </draw:line>
        <draw:line draw:style-name="gr8" draw:text-style-name="P6" draw:layer="layout" svg:x1="10.722cm" svg:y1="17.276cm" svg:x2="18.015cm" svg:y2="9.572cm">
          <text:p/>
        </draw:line>
        <draw:line draw:style-name="gr8" draw:text-style-name="P6" draw:layer="layout" svg:x1="9.301cm" svg:y1="11.44cm" svg:x2="18.015cm" svg:y2="13.152cm">
          <text:p/>
        </draw:line>
        <draw:line draw:style-name="gr8" draw:text-style-name="P6" draw:layer="layout" svg:x1="8.949cm" svg:y1="9.572cm" svg:x2="18.015cm" svg:y2="13.152cm">
          <text:p/>
        </draw:line>
        <draw:line draw:style-name="gr8" draw:text-style-name="P6" draw:layer="layout" svg:x1="8.795cm" svg:y1="15.331cm" svg:x2="18.015cm" svg:y2="9.572cm">
          <text:p/>
        </draw:line>
        <draw:line draw:style-name="gr8" draw:text-style-name="P6" draw:layer="layout" svg:x1="10.722cm" svg:y1="17.276cm" svg:x2="17.928cm" svg:y2="16.537cm">
          <text:p/>
        </draw:line>
        <draw:line draw:style-name="gr8" draw:text-style-name="P6" draw:layer="layout" svg:x1="9.301cm" svg:y1="11.44cm" svg:x2="18.015cm" svg:y2="9.572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5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osures in the Subreddit Context</text:p>
          </draw:text-box>
        </draw:frame>
        <draw:frame presentation:style-name="pr8" draw:layer="layout" svg:width="12.443cm" svg:height="6.2cm" svg:x="1cm" svg:y="5.5cm" presentation:class="outline" presentation:user-transformed="true">
          <draw:text-box>
            <text:list text:style-name="L3">
              <text:list-item>
                <text:p>Triadic Closure:</text:p>
                <text:list>
                  <text:list-item>
                    <text:p>Unlikely to happen, since user interaction tends to be random, with no specific bias for selected authors</text:p>
                  </text:list-item>
                </text:list>
              </text:list-item>
            </text:list>
          </draw:text-box>
        </draw:frame>
        <draw:frame presentation:style-name="pr8" draw:layer="layout" svg:width="12.443cm" svg:height="6.2cm" svg:x="1cm" svg:y="12.29cm" presentation:class="outline">
          <draw:text-box>
            <text:list text:style-name="L3">
              <text:list-item>
                <text:p>Memebership Closure:</text:p>
                <text:list>
                  <text:list-item>
                    <text:p>Unlikely, a interaction with a certain user will not create a tendency for it to visit an affiliated subreddit</text:p>
                  </text:list-item>
                  <text:list-item>
                    <text:p>Unless said interaction is in a affiliated sub, in that case the closure is automatic <text:s/></text:p>
                  </text:list-item>
                </text:list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3">
              <text:list-item>
                <text:p>Focal Closure</text:p>
                <text:list>
                  <text:list-item>
                    <text:p>If two users are affiliated with a specific subreddit then the probability of interaction between then increases.</text:p>
                  </text:list-item>
                  <text:list-item>
                    <text:p>This considering said interaction is intra-sub; inter-sub there is most likely no influen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00:48:22.116049893</meta:creation-date>
    <meta:editing-duration>PT7M9S</meta:editing-duration>
    <meta:editing-cycles>2</meta:editing-cycles>
    <meta:generator>LibreOffice/5.4.5.1$Linux_X86_64 LibreOffice_project/40m0$Build-1</meta:generator>
    <dc:date>2018-03-18T02:26:52.753656638</dc:date>
    <meta:document-statistic meta:object-count="7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